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385cm" fo:min-width="1.532cm"/>
    </style:style>
    <style:style style:name="gr2" style:family="graphic" style:parent-style-name="objectwithoutfill">
      <style:graphic-properties draw:stroke="solid"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solid" svg:stroke-color="#000000" draw:fill-color="#ffffff" draw:textarea-vertical-align="middle"/>
    </style:style>
    <style:style style:name="P1" style:family="paragraph">
      <style:paragraph-properties fo:text-align="center"/>
      <style:text-properties style:font-name="SimSun"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style:font-name="SimSun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style:font-name="SimSun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style:font-name="SimSun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0.635cm" svg:x="3.032cm" svg:y="4.048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3.032cm" svg:y="3.41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032cm" svg:height="0.635cm" svg:x="6.88cm" svg:y="4.048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2.032cm" svg:height="0.635cm" svg:x="6.88cm" svg:y="3.41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2.032cm" svg:height="0.635cm" svg:x="10.701cm" svg:y="4.048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032cm" svg:height="0.635cm" svg:x="10.701cm" svg:y="3.41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032cm" svg:height="0.635cm" svg:x="14.395cm" svg:y="4.048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032cm" svg:height="0.635cm" svg:x="14.395cm" svg:y="3.41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5.064cm" svg:y1="4.365cm" svg:x2="6.88cm" svg:y2="3.73cm" draw:start-shape="id1" draw:start-glue-point="1" draw:end-shape="id2" draw:end-glue-point="3" svg:d="M5064 4365h908v-635h908" svg:viewBox="0 0 1817 636">
          <text:p/>
        </draw:connector>
        <draw:connector draw:style-name="gr2" draw:text-style-name="P4" draw:layer="layout" svg:x1="8.912cm" svg:y1="4.365cm" svg:x2="10.701cm" svg:y2="3.73cm" draw:start-shape="id3" draw:start-glue-point="1" draw:end-shape="id4" draw:end-glue-point="3" svg:d="M8912 4365h895v-635h894" svg:viewBox="0 0 1790 636">
          <text:p/>
        </draw:connector>
        <draw:connector draw:style-name="gr2" draw:text-style-name="P4" draw:layer="layout" svg:x1="12.733cm" svg:y1="4.365cm" svg:x2="14.395cm" svg:y2="3.73cm" draw:start-shape="id5" draw:start-glue-point="1" draw:end-shape="id6" draw:end-glue-point="3" svg:d="M12733 4365h831v-635h831" svg:viewBox="0 0 1663 636">
          <text:p/>
        </draw:connector>
        <draw:custom-shape draw:style-name="gr1" draw:text-style-name="P2" xml:id="id7" draw:id="id7" draw:layer="layout" svg:width="2.032cm" svg:height="0.635cm" svg:x="3.032cm" svg:y="8.49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032cm" svg:height="0.635cm" svg:x="3.032cm" svg:y="7.858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2.032cm" svg:height="0.635cm" svg:x="6.88cm" svg:y="8.49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032cm" svg:height="0.635cm" svg:x="6.88cm" svg:y="7.858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1" draw:id="id11" draw:layer="layout" svg:width="2.032cm" svg:height="0.635cm" svg:x="14.101cm" svg:y="8.49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032cm" svg:height="0.635cm" svg:x="14.101cm" svg:y="7.858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032cm" svg:height="0.635cm" svg:x="17.795cm" svg:y="8.49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032cm" svg:height="0.635cm" svg:x="17.795cm" svg:y="7.858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5.064cm" svg:y1="8.81cm" svg:x2="6.88cm" svg:y2="8.175cm" draw:start-shape="id7" draw:start-glue-point="1" draw:end-shape="id8" draw:end-glue-point="3" svg:d="M5064 8810h908v-635h908" svg:viewBox="0 0 1817 636">
          <text:p/>
        </draw:connector>
        <draw:connector draw:style-name="gr3" draw:text-style-name="P4" draw:layer="layout" svg:x1="8.912cm" svg:y1="8.81cm" svg:x2="14.101cm" svg:y2="8.175cm" draw:start-shape="id9" draw:start-glue-point="1" draw:end-shape="id10" draw:end-glue-point="3" svg:d="M8912 8810h2595v-635h2594" svg:viewBox="0 0 5190 636">
          <text:p text:style-name="P5">x</text:p>
        </draw:connector>
        <draw:connector draw:style-name="gr2" draw:text-style-name="P4" draw:layer="layout" svg:x1="16.133cm" svg:y1="8.81cm" svg:x2="17.795cm" svg:y2="8.175cm" draw:start-shape="id11" draw:start-glue-point="1" draw:end-shape="id12" draw:end-glue-point="3" svg:d="M16133 8810h831v-635h831" svg:viewBox="0 0 1663 636">
          <text:p/>
        </draw:connector>
        <draw:custom-shape draw:style-name="gr1" draw:text-style-name="P3" xml:id="id14" draw:id="id14" draw:layer="layout" svg:width="2.032cm" svg:height="0.635cm" svg:x="10.38cm" svg:y="6.547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2.032cm" svg:height="0.635cm" svg:x="10.38cm" svg:y="5.91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8.912cm" svg:y1="8.175cm" svg:x2="10.38cm" svg:y2="6.229cm" draw:start-shape="id8" draw:start-glue-point="1" draw:end-shape="id13" draw:end-glue-point="3" svg:d="M8912 8175h734v-1946h734" svg:viewBox="0 0 1469 1947">
          <text:p/>
        </draw:connector>
        <draw:connector draw:style-name="gr2" draw:text-style-name="P4" draw:layer="layout" svg:x1="12.412cm" svg:y1="6.864cm" svg:x2="14.101cm" svg:y2="8.175cm" draw:start-shape="id14" draw:start-glue-point="1" draw:end-shape="id10" draw:end-glue-point="3" svg:d="M12412 6864h845v1311h844" svg:viewBox="0 0 1690 1312">
          <text:p/>
        </draw:connector>
        <draw:custom-shape draw:style-name="gr1" draw:text-style-name="P2" xml:id="id15" draw:id="id15" draw:layer="layout" svg:width="2.032cm" svg:height="0.635cm" svg:x="3.033cm" svg:y="11.947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3.033cm" svg:y="11.31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2.032cm" svg:height="0.635cm" svg:x="6.881cm" svg:y="11.947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032cm" svg:height="0.635cm" svg:x="6.881cm" svg:y="11.31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2.032cm" svg:height="0.635cm" svg:x="11.102cm" svg:y="11.947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032cm" svg:height="0.635cm" svg:x="11.102cm" svg:y="11.31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0.635cm" svg:x="15.496cm" svg:y="11.947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2.032cm" svg:height="0.635cm" svg:x="15.496cm" svg:y="11.31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5.065cm" svg:y1="12.264cm" svg:x2="6.881cm" svg:y2="11.629cm" draw:start-shape="id15" draw:start-glue-point="1" draw:end-shape="id16" draw:end-glue-point="3" svg:d="M5065 12264h908v-635h908" svg:viewBox="0 0 1817 636">
          <text:p/>
        </draw:connector>
        <draw:connector draw:style-name="gr3" draw:text-style-name="P4" draw:layer="layout" draw:line-skew="0.136cm" svg:x1="8.913cm" svg:y1="12.264cm" svg:x2="11.102cm" svg:y2="11.629cm" draw:start-shape="id17" draw:start-glue-point="1" draw:end-shape="id18" draw:end-glue-point="3" svg:d="M8913 12264h1231v-635h958" svg:viewBox="0 0 2190 636">
          <text:p text:style-name="P5"><text:s text:c="2"/>x</text:p>
        </draw:connector>
        <draw:connector draw:style-name="gr3" draw:text-style-name="P4" draw:layer="layout" draw:line-skew="-0.361cm" svg:x1="13.134cm" svg:y1="12.264cm" svg:x2="15.496cm" svg:y2="11.629cm" draw:start-shape="id19" draw:start-glue-point="1" draw:end-shape="id20" draw:end-glue-point="3" svg:d="M13134 12264h820v-635h1542" svg:viewBox="0 0 2363 636">
          <text:p text:style-name="P5"><text:span text:style-name="T2">X <text:s/></text:span><text:s text:c="2"/></text:p>
        </draw:connector>
        <draw:connector draw:style-name="gr4" draw:text-style-name="P6" xml:id="id21" draw:id="id21" draw:layer="layout" draw:line-skew="-0.511cm" svg:x1="8.913cm" svg:y1="12.264cm" svg:x2="10.372cm" svg:y2="10.319cm" draw:start-shape="id17" draw:start-glue-point="1" svg:d="M8913 12264h469v-1945h990" svg:viewBox="0 0 1460 1946">
          <text:p/>
        </draw:connector>
        <draw:connector draw:style-name="gr4" draw:text-style-name="P6" draw:layer="layout" draw:line-skew="1.597cm" svg:x1="10.372cm" svg:y1="10.319cm" svg:x2="15.496cm" svg:y2="11.629cm" draw:start-shape="id21" draw:start-glue-point="3" draw:end-shape="id20" draw:end-glue-point="3" svg:d="M10372 10319h4159v1310h965" svg:viewBox="0 0 5125 13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1" svg:font-family="SimSun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0-13T20:54:07.905498241</dc:date>
    <meta:editing-duration>PT6M9S</meta:editing-duration>
    <meta:editing-cycles>1</meta:editing-cycles>
    <meta:document-statistic meta:object-count="39"/>
    <meta:generator>LibreOffice/4.4.5.2$Linux_X86_64 LibreOffice_project/40$Build-2</meta:generator>
  </office:meta>
</office:document-meta>
</file>